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PI_area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Counted Nuclei</text:p>
          </table:table-cell>
          <table:table-cell office:value-type="string" calcext:value-type="string">
            <text:p>kNuclei per mm2</text:p>
          </table:table-cell>
          <table:table-cell office:value-type="string" calcext:value-type="string">
            <text:p>Nuclei Mean Area</text:p>
          </table:table-cell>
          <table:table-cell office:value-type="string" calcext:value-type="string">
            <text:p>Nuclei Mean Orientation</text:p>
          </table:table-cell>
          <table:table-cell office:value-type="string" calcext:value-type="string">
            <text:p>Mean nucleus area um^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28" calcext:value-type="float">
            <text:p>228</text:p>
          </table:table-cell>
          <table:table-cell office:value-type="float" office:value="9.57335624869359" calcext:value-type="float">
            <text:p>9.57335624869359</text:p>
          </table:table-cell>
          <table:table-cell office:value-type="float" office:value="628.5833" calcext:value-type="float">
            <text:p>628.5833</text:p>
          </table:table-cell>
          <table:table-cell office:value-type="float" office:value="-0.0756" calcext:value-type="float">
            <text:p>-0.0756</text:p>
          </table:table-cell>
          <table:table-cell office:value-type="float" office:value="27.0649111481" calcext:value-type="float">
            <text:p>27.064911148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1" calcext:value-type="float">
            <text:p>231</text:p>
          </table:table-cell>
          <table:table-cell office:value-type="float" office:value="10.6347399958195" calcext:value-type="float">
            <text:p>10.6347399958195</text:p>
          </table:table-cell>
          <table:table-cell office:value-type="float" office:value="714.4069" calcext:value-type="float">
            <text:p>714.4069</text:p>
          </table:table-cell>
          <table:table-cell office:value-type="float" office:value="-0.008" calcext:value-type="float">
            <text:p>-0.008</text:p>
          </table:table-cell>
          <table:table-cell office:value-type="float" office:value="30.7602178933" calcext:value-type="float">
            <text:p>30.760217893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64" calcext:value-type="float">
            <text:p>264</text:p>
          </table:table-cell>
          <table:table-cell office:value-type="float" office:value="12.4764846598695" calcext:value-type="float">
            <text:p>12.4764846598695</text:p>
          </table:table-cell>
          <table:table-cell office:value-type="float" office:value="590.7045" calcext:value-type="float">
            <text:p>590.7045</text:p>
          </table:table-cell>
          <table:table-cell office:value-type="float" office:value="-0.1656" calcext:value-type="float">
            <text:p>-0.1656</text:p>
          </table:table-cell>
          <table:table-cell office:value-type="float" office:value="25.4339636565" calcext:value-type="float">
            <text:p>25.433963656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70" calcext:value-type="float">
            <text:p>270</text:p>
          </table:table-cell>
          <table:table-cell office:value-type="float" office:value="12.1141742341547" calcext:value-type="float">
            <text:p>12.1141742341547</text:p>
          </table:table-cell>
          <table:table-cell office:value-type="float" office:value="580.5926" calcext:value-type="float">
            <text:p>580.5926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24.9985755782" calcext:value-type="float">
            <text:p>24.998575578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57" calcext:value-type="float">
            <text:p>357</text:p>
          </table:table-cell>
          <table:table-cell office:value-type="float" office:value="13.0199502984416" calcext:value-type="float">
            <text:p>13.0199502984416</text:p>
          </table:table-cell>
          <table:table-cell office:value-type="float" office:value="512.3389" calcext:value-type="float">
            <text:p>512.3389</text:p>
          </table:table-cell>
          <table:table-cell office:value-type="float" office:value="0.178" calcext:value-type="float">
            <text:p>0.178</text:p>
          </table:table-cell>
          <table:table-cell office:value-type="float" office:value="22.0597760173" calcext:value-type="float">
            <text:p>22.059776017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75" calcext:value-type="float">
            <text:p>375</text:p>
          </table:table-cell>
          <table:table-cell office:value-type="float" office:value="12.9061476647235" calcext:value-type="float">
            <text:p>12.9061476647235</text:p>
          </table:table-cell>
          <table:table-cell office:value-type="float" office:value="491.8907" calcext:value-type="float">
            <text:p>491.8907</text:p>
          </table:table-cell>
          <table:table-cell office:value-type="float" office:value="0.1195" calcext:value-type="float">
            <text:p>0.1195</text:p>
          </table:table-cell>
          <table:table-cell office:value-type="float" office:value="21.1793378699" calcext:value-type="float">
            <text:p>21.1793378699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02" calcext:value-type="float">
            <text:p>402</text:p>
          </table:table-cell>
          <table:table-cell office:value-type="float" office:value="11.2153656780547" calcext:value-type="float">
            <text:p>11.2153656780547</text:p>
          </table:table-cell>
          <table:table-cell office:value-type="float" office:value="500.5721" calcext:value-type="float">
            <text:p>500.5721</text:p>
          </table:table-cell>
          <table:table-cell office:value-type="float" office:value="0.1759" calcext:value-type="float">
            <text:p>0.1759</text:p>
          </table:table-cell>
          <table:table-cell office:value-type="float" office:value="21.5531329097" calcext:value-type="float">
            <text:p>21.553132909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58" calcext:value-type="float">
            <text:p>158</text:p>
          </table:table-cell>
          <table:table-cell office:value-type="float" office:value="8.31223726687879" calcext:value-type="float">
            <text:p>8.31223726687879</text:p>
          </table:table-cell>
          <table:table-cell office:value-type="float" office:value="640.6646" calcext:value-type="float">
            <text:p>640.6646</text:p>
          </table:table-cell>
          <table:table-cell office:value-type="float" office:value="0.0635" calcext:value-type="float">
            <text:p>0.0635</text:p>
          </table:table-cell>
          <table:table-cell office:value-type="float" office:value="27.5850956822" calcext:value-type="float">
            <text:p>27.585095682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87" calcext:value-type="float">
            <text:p>387</text:p>
          </table:table-cell>
          <table:table-cell office:value-type="float" office:value="10.3560396683466" calcext:value-type="float">
            <text:p>10.3560396683466</text:p>
          </table:table-cell>
          <table:table-cell office:value-type="float" office:value="646.8088" calcext:value-type="float">
            <text:p>646.8088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27.8496465016" calcext:value-type="float">
            <text:p>27.849646501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45" calcext:value-type="float">
            <text:p>345</text:p>
          </table:table-cell>
          <table:table-cell office:value-type="float" office:value="9.44561859860185" calcext:value-type="float">
            <text:p>9.44561859860185</text:p>
          </table:table-cell>
          <table:table-cell office:value-type="float" office:value="636.9043" calcext:value-type="float">
            <text:p>636.9043</text:p>
          </table:table-cell>
          <table:table-cell office:value-type="float" office:value="-0.0637" calcext:value-type="float">
            <text:p>-0.0637</text:p>
          </table:table-cell>
          <table:table-cell office:value-type="float" office:value="27.4231884451" calcext:value-type="float">
            <text:p>27.423188445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67" calcext:value-type="float">
            <text:p>467</text:p>
          </table:table-cell>
          <table:table-cell office:value-type="float" office:value="9.68948138514063" calcext:value-type="float">
            <text:p>9.68948138514063</text:p>
          </table:table-cell>
          <table:table-cell office:value-type="float" office:value="659.6809" calcext:value-type="float">
            <text:p>659.6809</text:p>
          </table:table-cell>
          <table:table-cell office:value-type="float" office:value="-0.1577" calcext:value-type="float">
            <text:p>-0.1577</text:p>
          </table:table-cell>
          <table:table-cell office:value-type="float" office:value="28.4038805113" calcext:value-type="float">
            <text:p>28.403880511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51" calcext:value-type="float">
            <text:p>451</text:p>
          </table:table-cell>
          <table:table-cell office:value-type="float" office:value="12.6204798290638" calcext:value-type="float">
            <text:p>12.6204798290638</text:p>
          </table:table-cell>
          <table:table-cell office:value-type="float" office:value="466.4878" calcext:value-type="float">
            <text:p>466.4878</text:p>
          </table:table-cell>
          <table:table-cell office:value-type="float" office:value="-0.2257" calcext:value-type="float">
            <text:p>-0.2257</text:p>
          </table:table-cell>
          <table:table-cell office:value-type="float" office:value="20.0855652046" calcext:value-type="float">
            <text:p>20.085565204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9" calcext:value-type="float">
            <text:p>309</text:p>
          </table:table-cell>
          <table:table-cell office:value-type="float" office:value="10.8577002577978" calcext:value-type="float">
            <text:p>10.8577002577978</text:p>
          </table:table-cell>
          <table:table-cell office:value-type="float" office:value="474.1683" calcext:value-type="float">
            <text:p>474.1683</text:p>
          </table:table-cell>
          <table:table-cell office:value-type="float" office:value="-0.1272" calcext:value-type="float">
            <text:p>-0.1272</text:p>
          </table:table-cell>
          <table:table-cell office:value-type="float" office:value="20.4162644931" calcext:value-type="float">
            <text:p>20.4162644931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21" calcext:value-type="float">
            <text:p>321</text:p>
          </table:table-cell>
          <table:table-cell office:value-type="float" office:value="9.83347655433495" calcext:value-type="float">
            <text:p>9.83347655433495</text:p>
          </table:table-cell>
          <table:table-cell office:value-type="float" office:value="453.271" calcext:value-type="float">
            <text:p>453.271</text:p>
          </table:table-cell>
          <table:table-cell office:value-type="float" office:value="-0.2751" calcext:value-type="float">
            <text:p>-0.2751</text:p>
          </table:table-cell>
          <table:table-cell office:value-type="float" office:value="19.516489447" calcext:value-type="float">
            <text:p>19.516489447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154" calcext:value-type="float">
            <text:p>154</text:p>
          </table:table-cell>
          <table:table-cell office:value-type="float" office:value="8.61184011891214" calcext:value-type="float">
            <text:p>8.61184011891214</text:p>
          </table:table-cell>
          <table:table-cell office:value-type="float" office:value="675.7338" calcext:value-type="float">
            <text:p>675.7338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29.0950702266" calcext:value-type="float">
            <text:p>29.0950702266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64" calcext:value-type="float">
            <text:p>364</text:p>
          </table:table-cell>
          <table:table-cell office:value-type="float" office:value="10.5093248484567" calcext:value-type="float">
            <text:p>10.5093248484567</text:p>
          </table:table-cell>
          <table:table-cell office:value-type="float" office:value="701.0165" calcext:value-type="float">
            <text:p>701.016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0.1836674405" calcext:value-type="float">
            <text:p>30.1836674405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32" calcext:value-type="float">
            <text:p>332</text:p>
          </table:table-cell>
          <table:table-cell office:value-type="float" office:value="10.8646677659846" calcext:value-type="float">
            <text:p>10.8646677659846</text:p>
          </table:table-cell>
          <table:table-cell office:value-type="float" office:value="661.9066" calcext:value-type="float">
            <text:p>661.9066</text:p>
          </table:table-cell>
          <table:table-cell office:value-type="float" office:value="-0.0777" calcext:value-type="float">
            <text:p>-0.0777</text:p>
          </table:table-cell>
          <table:table-cell office:value-type="float" office:value="28.4997124762" calcext:value-type="float">
            <text:p>28.499712476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438" calcext:value-type="float">
            <text:p>438</text:p>
          </table:table-cell>
          <table:table-cell office:value-type="float" office:value="10.3374596465151" calcext:value-type="float">
            <text:p>10.3374596465151</text:p>
          </table:table-cell>
          <table:table-cell office:value-type="float" office:value="685.9452" calcext:value-type="float">
            <text:p>685.9452</text:p>
          </table:table-cell>
          <table:table-cell office:value-type="float" office:value="0.0039" calcext:value-type="float">
            <text:p>0.0039</text:p>
          </table:table-cell>
          <table:table-cell office:value-type="float" office:value="29.5347424764" calcext:value-type="float">
            <text:p>29.5347424764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94" calcext:value-type="float">
            <text:p>294</text:p>
          </table:table-cell>
          <table:table-cell office:value-type="float" office:value="12.5182897089904" calcext:value-type="float">
            <text:p>12.5182897089904</text:p>
          </table:table-cell>
          <table:table-cell office:value-type="float" office:value="468.2959" calcext:value-type="float">
            <text:p>468.2959</text:p>
          </table:table-cell>
          <table:table-cell office:value-type="float" office:value="-0.1591" calcext:value-type="float">
            <text:p>-0.1591</text:p>
          </table:table-cell>
          <table:table-cell office:value-type="float" office:value="20.1634165663" calcext:value-type="float">
            <text:p>20.1634165663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234" calcext:value-type="float">
            <text:p>234</text:p>
          </table:table-cell>
          <table:table-cell office:value-type="float" office:value="10.3119121164967" calcext:value-type="float">
            <text:p>10.3119121164967</text:p>
          </table:table-cell>
          <table:table-cell office:value-type="float" office:value="506.5556" calcext:value-type="float">
            <text:p>506.5556</text:p>
          </table:table-cell>
          <table:table-cell office:value-type="float" office:value="-0.1537" calcext:value-type="float">
            <text:p>-0.1537</text:p>
          </table:table-cell>
          <table:table-cell office:value-type="float" office:value="21.8107644692" calcext:value-type="float">
            <text:p>21.8107644692</text:p>
          </table:table-cell>
        </table:table-row>
        <table:table-row table:style-name="ro1">
          <table:table-cell office:value-type="string" calcext:value-type="string">
            <text:p>Cre_+</text:p>
          </table:table-cell>
          <table:table-cell office:value-type="float" office:value="301" calcext:value-type="float">
            <text:p>301</text:p>
          </table:table-cell>
          <table:table-cell office:value-type="float" office:value="10.7020925749588" calcext:value-type="float">
            <text:p>10.7020925749588</text:p>
          </table:table-cell>
          <table:table-cell office:value-type="float" office:value="543.0166" calcext:value-type="float">
            <text:p>543.0166</text:p>
          </table:table-cell>
          <table:table-cell office:value-type="float" office:value="-0.1664" calcext:value-type="float">
            <text:p>-0.1664</text:p>
          </table:table-cell>
          <table:table-cell office:value-type="float" office:value="23.3806657462" calcext:value-type="float">
            <text:p>23.380665746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68" calcext:value-type="float">
            <text:p>168</text:p>
          </table:table-cell>
          <table:table-cell office:value-type="float" office:value="8.35636481872866" calcext:value-type="float">
            <text:p>8.35636481872866</text:p>
          </table:table-cell>
          <table:table-cell office:value-type="float" office:value="554.5655" calcext:value-type="float">
            <text:p>554.5655</text:p>
          </table:table-cell>
          <table:table-cell office:value-type="float" office:value="0.1683" calcext:value-type="float">
            <text:p>0.1683</text:p>
          </table:table-cell>
          <table:table-cell office:value-type="float" office:value="23.8779267335" calcext:value-type="float">
            <text:p>23.877926733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9" calcext:value-type="float">
            <text:p>329</text:p>
          </table:table-cell>
          <table:table-cell office:value-type="float" office:value="10.7299626077061" calcext:value-type="float">
            <text:p>10.7299626077061</text:p>
          </table:table-cell>
          <table:table-cell office:value-type="float" office:value="675.1337" calcext:value-type="float">
            <text:p>675.1337</text:p>
          </table:table-cell>
          <table:table-cell office:value-type="float" office:value="0.0997" calcext:value-type="float">
            <text:p>0.0997</text:p>
          </table:table-cell>
          <table:table-cell office:value-type="float" office:value="29.0692317209" calcext:value-type="float">
            <text:p>29.06923172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8" calcext:value-type="float">
            <text:p>358</text:p>
          </table:table-cell>
          <table:table-cell office:value-type="float" office:value="7.69909654643844" calcext:value-type="float">
            <text:p>7.69909654643844</text:p>
          </table:table-cell>
          <table:table-cell office:value-type="float" office:value="817.3687" calcext:value-type="float">
            <text:p>817.3687</text:p>
          </table:table-cell>
          <table:table-cell office:value-type="float" office:value="0.0315" calcext:value-type="float">
            <text:p>0.0315</text:p>
          </table:table-cell>
          <table:table-cell office:value-type="float" office:value="35.1934441159" calcext:value-type="float">
            <text:p>35.19344411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54" calcext:value-type="float">
            <text:p>154</text:p>
          </table:table-cell>
          <table:table-cell office:value-type="float" office:value="10.848410246882" calcext:value-type="float">
            <text:p>10.848410246882</text:p>
          </table:table-cell>
          <table:table-cell office:value-type="float" office:value="632.987" calcext:value-type="float">
            <text:p>632.987</text:p>
          </table:table-cell>
          <table:table-cell office:value-type="float" office:value="-0.1473" calcext:value-type="float">
            <text:p>-0.1473</text:p>
          </table:table-cell>
          <table:table-cell office:value-type="float" office:value="27.254521259" calcext:value-type="float">
            <text:p>27.2545212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6" calcext:value-type="float">
            <text:p>286</text:p>
          </table:table-cell>
          <table:table-cell office:value-type="float" office:value="8.25881970411315" calcext:value-type="float">
            <text:p>8.25881970411315</text:p>
          </table:table-cell>
          <table:table-cell office:value-type="float" office:value="679.2797" calcext:value-type="float">
            <text:p>679.2797</text:p>
          </table:table-cell>
          <table:table-cell office:value-type="float" office:value="-0.1096" calcext:value-type="float">
            <text:p>-0.1096</text:p>
          </table:table-cell>
          <table:table-cell office:value-type="float" office:value="29.2477460429" calcext:value-type="float">
            <text:p>29.247746042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93" calcext:value-type="float">
            <text:p>393</text:p>
          </table:table-cell>
          <table:table-cell office:value-type="float" office:value="8.79067282904057" calcext:value-type="float">
            <text:p>8.79067282904057</text:p>
          </table:table-cell>
          <table:table-cell office:value-type="float" office:value="679.7176" calcext:value-type="float">
            <text:p>679.7176</text:p>
          </table:table-cell>
          <table:table-cell office:value-type="float" office:value="0.0687" calcext:value-type="float">
            <text:p>0.0687</text:p>
          </table:table-cell>
          <table:table-cell office:value-type="float" office:value="29.2666007032" calcext:value-type="float">
            <text:p>29.266600703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9" calcext:value-type="float">
            <text:p>229</text:p>
          </table:table-cell>
          <table:table-cell office:value-type="float" office:value="8.5979051025385" calcext:value-type="float">
            <text:p>8.5979051025385</text:p>
          </table:table-cell>
          <table:table-cell office:value-type="float" office:value="650.6987" calcext:value-type="float">
            <text:p>650.6987</text:p>
          </table:table-cell>
          <table:table-cell office:value-type="float" office:value="0.1305" calcext:value-type="float">
            <text:p>0.1305</text:p>
          </table:table-cell>
          <table:table-cell office:value-type="float" office:value="28.0171339259" calcext:value-type="float">
            <text:p>28.017133925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4" calcext:value-type="float">
            <text:p>324</text:p>
          </table:table-cell>
          <table:table-cell office:value-type="float" office:value="8.11946954037671" calcext:value-type="float">
            <text:p>8.11946954037671</text:p>
          </table:table-cell>
          <table:table-cell office:value-type="float" office:value="519.6852" calcext:value-type="float">
            <text:p>519.6852</text:p>
          </table:table-cell>
          <table:table-cell office:value-type="float" office:value="-0.0139" calcext:value-type="float">
            <text:p>-0.0139</text:p>
          </table:table-cell>
          <table:table-cell office:value-type="float" office:value="22.3760856564" calcext:value-type="float">
            <text:p>22.376085656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57" calcext:value-type="float">
            <text:p>357</text:p>
          </table:table-cell>
          <table:table-cell office:value-type="float" office:value="9.3852335276494" calcext:value-type="float">
            <text:p>9.3852335276494</text:p>
          </table:table-cell>
          <table:table-cell office:value-type="float" office:value="759.8739" calcext:value-type="float">
            <text:p>759.8739</text:p>
          </table:table-cell>
          <table:table-cell office:value-type="float" office:value="0.0513" calcext:value-type="float">
            <text:p>0.0513</text:p>
          </table:table-cell>
          <table:table-cell office:value-type="float" office:value="32.7178905123" calcext:value-type="float">
            <text:p>32.717890512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2" calcext:value-type="float">
            <text:p>422</text:p>
          </table:table-cell>
          <table:table-cell office:value-type="float" office:value="9.86366908981118" calcext:value-type="float">
            <text:p>9.86366908981118</text:p>
          </table:table-cell>
          <table:table-cell office:value-type="float" office:value="797.237" calcext:value-type="float">
            <text:p>797.2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34.326633509" calcext:value-type="float">
            <text:p>34.32663350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88" calcext:value-type="float">
            <text:p>288</text:p>
          </table:table-cell>
          <table:table-cell office:value-type="float" office:value="9.55477622686207" calcext:value-type="float">
            <text:p>9.55477622686207</text:p>
          </table:table-cell>
          <table:table-cell office:value-type="float" office:value="803.184" calcext:value-type="float">
            <text:p>803.184</text:p>
          </table:table-cell>
          <table:table-cell office:value-type="float" office:value="0.0265" calcext:value-type="float">
            <text:p>0.0265</text:p>
          </table:table-cell>
          <table:table-cell office:value-type="float" office:value="34.582693488" calcext:value-type="float">
            <text:p>34.582693488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49" calcext:value-type="float">
            <text:p>249</text:p>
          </table:table-cell>
          <table:table-cell office:value-type="float" office:value="7.52258633903895" calcext:value-type="float">
            <text:p>7.52258633903895</text:p>
          </table:table-cell>
          <table:table-cell office:value-type="float" office:value="694.7912" calcext:value-type="float">
            <text:p>694.7912</text:p>
          </table:table-cell>
          <table:table-cell office:value-type="float" office:value="0.0601" calcext:value-type="float">
            <text:p>0.0601</text:p>
          </table:table-cell>
          <table:table-cell office:value-type="float" office:value="29.9156246984" calcext:value-type="float">
            <text:p>29.915624698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24" calcext:value-type="float">
            <text:p>324</text:p>
          </table:table-cell>
          <table:table-cell office:value-type="float" office:value="8.84873539726409" calcext:value-type="float">
            <text:p>8.84873539726409</text:p>
          </table:table-cell>
          <table:table-cell office:value-type="float" office:value="652.8333" calcext:value-type="float">
            <text:p>652.8333</text:p>
          </table:table-cell>
          <table:table-cell office:value-type="float" office:value="0.0505" calcext:value-type="float">
            <text:p>0.0505</text:p>
          </table:table-cell>
          <table:table-cell office:value-type="float" office:value="28.1090433981" calcext:value-type="float">
            <text:p>28.1090433981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38" calcext:value-type="float">
            <text:p>338</text:p>
          </table:table-cell>
          <table:table-cell office:value-type="float" office:value="8.25881970411315" calcext:value-type="float">
            <text:p>8.25881970411315</text:p>
          </table:table-cell>
          <table:table-cell office:value-type="float" office:value="613.2367" calcext:value-type="float">
            <text:p>613.2367</text:p>
          </table:table-cell>
          <table:table-cell office:value-type="float" office:value="0.2195" calcext:value-type="float">
            <text:p>0.2195</text:p>
          </table:table-cell>
          <table:table-cell office:value-type="float" office:value="26.4041325919" calcext:value-type="float">
            <text:p>26.4041325919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07" calcext:value-type="float">
            <text:p>207</text:p>
          </table:table-cell>
          <table:table-cell office:value-type="float" office:value="8.00334440392968" calcext:value-type="float">
            <text:p>8.00334440392968</text:p>
          </table:table-cell>
          <table:table-cell office:value-type="float" office:value="566.1546" calcext:value-type="float">
            <text:p>566.1546</text:p>
          </table:table-cell>
          <table:table-cell office:value-type="float" office:value="0.0134" calcext:value-type="float">
            <text:p>0.0134</text:p>
          </table:table-cell>
          <table:table-cell office:value-type="float" office:value="24.3769186122" calcext:value-type="float">
            <text:p>24.3769186122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345" calcext:value-type="float">
            <text:p>345</text:p>
          </table:table-cell>
          <table:table-cell office:value-type="float" office:value="10.1679169473024" calcext:value-type="float">
            <text:p>10.1679169473024</text:p>
          </table:table-cell>
          <table:table-cell office:value-type="float" office:value="678.7362" calcext:value-type="float">
            <text:p>678.7362</text:p>
          </table:table-cell>
          <table:table-cell office:value-type="float" office:value="-0.1668" calcext:value-type="float">
            <text:p>-0.1668</text:p>
          </table:table-cell>
          <table:table-cell office:value-type="float" office:value="29.2243445634" calcext:value-type="float">
            <text:p>29.2243445634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29" calcext:value-type="float">
            <text:p>429</text:p>
          </table:table-cell>
          <table:table-cell office:value-type="float" office:value="11.6752212183849" calcext:value-type="float">
            <text:p>11.6752212183849</text:p>
          </table:table-cell>
          <table:table-cell office:value-type="float" office:value="747.38" calcext:value-type="float">
            <text:p>747.38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32.17994066" calcext:value-type="float">
            <text:p>32.1799406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470" calcext:value-type="float">
            <text:p>470</text:p>
          </table:table-cell>
          <table:table-cell office:value-type="float" office:value="9.58032375688041" calcext:value-type="float">
            <text:p>9.58032375688041</text:p>
          </table:table-cell>
          <table:table-cell office:value-type="float" office:value="768.7468" calcext:value-type="float">
            <text:p>768.7468</text:p>
          </table:table-cell>
          <table:table-cell office:value-type="float" office:value="-0.093" calcext:value-type="float">
            <text:p>-0.093</text:p>
          </table:table-cell>
          <table:table-cell office:value-type="float" office:value="33.0999309676" calcext:value-type="float">
            <text:p>33.0999309676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195" calcext:value-type="float">
            <text:p>195</text:p>
          </table:table-cell>
          <table:table-cell office:value-type="float" office:value="8.14037206493718" calcext:value-type="float">
            <text:p>8.14037206493718</text:p>
          </table:table-cell>
          <table:table-cell office:value-type="float" office:value="675.1385" calcext:value-type="float">
            <text:p>675.1385</text:p>
          </table:table-cell>
          <table:table-cell office:value-type="float" office:value="0.0599" calcext:value-type="float">
            <text:p>0.0599</text:p>
          </table:table-cell>
          <table:table-cell office:value-type="float" office:value="29.0694383945" calcext:value-type="float">
            <text:p>29.0694383945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24" calcext:value-type="float">
            <text:p>224</text:p>
          </table:table-cell>
          <table:table-cell office:value-type="float" office:value="8.43765241424159" calcext:value-type="float">
            <text:p>8.43765241424159</text:p>
          </table:table-cell>
          <table:table-cell office:value-type="float" office:value="682.3929" calcext:value-type="float">
            <text:p>682.3929</text:p>
          </table:table-cell>
          <table:table-cell office:value-type="float" office:value="-0.1272" calcext:value-type="float">
            <text:p>-0.1272</text:p>
          </table:table-cell>
          <table:table-cell office:value-type="float" office:value="29.3817910953" calcext:value-type="float">
            <text:p>29.3817910953</text:p>
          </table:table-cell>
        </table:table-row>
        <table:table-row table:style-name="ro1">
          <table:table-cell office:value-type="string" calcext:value-type="string">
            <text:p>Cre_flox</text:p>
          </table:table-cell>
          <table:table-cell office:value-type="float" office:value="278" calcext:value-type="float">
            <text:p>278</text:p>
          </table:table-cell>
          <table:table-cell office:value-type="float" office:value="9.22962584481037" calcext:value-type="float">
            <text:p>9.22962584481037</text:p>
          </table:table-cell>
          <table:table-cell office:value-type="float" office:value="611.1367" calcext:value-type="float">
            <text:p>611.1367</text:p>
          </table:table-cell>
          <table:table-cell office:value-type="float" office:value="0.0577" calcext:value-type="float">
            <text:p>0.0577</text:p>
          </table:table-cell>
          <table:table-cell office:value-type="float" office:value="26.3137128919" calcext:value-type="float">
            <text:p>26.3137128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15T20:52:47.395667684</dc:date>
    <dc:creator>Martin Dominguez</dc:creator>
    <meta:editing-duration>PT21S</meta:editing-duration>
    <meta:editing-cycles>1</meta:editing-cycles>
    <meta:document-statistic meta:table-count="1" meta:cell-count="258" meta:object-count="0"/>
  </office:meta>
</office:document-meta>
</file>